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32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1.469cm"/>
    </style:style>
    <style:style style:name="co4" style:family="table-column">
      <style:table-column-properties fo:break-before="auto" style:column-width="3.634cm"/>
    </style:style>
    <style:style style:name="co5" style:family="table-column">
      <style:table-column-properties fo:break-before="auto" style:column-width="2.746cm"/>
    </style:style>
    <style:style style:name="co6" style:family="table-column">
      <style:table-column-properties fo:break-before="auto" style:column-width="3.547cm"/>
    </style:style>
    <style:style style:name="co7" style:family="table-column">
      <style:table-column-properties fo:break-before="auto" style:column-width="3.089cm"/>
    </style:style>
    <style:style style:name="co8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0.702cm"/>
    </style:style>
    <style:style style:name="co10" style:family="table-column">
      <style:table-column-properties fo:break-before="auto" style:column-width="3.143cm"/>
    </style:style>
    <style:style style:name="co11" style:family="table-column">
      <style:table-column-properties fo:break-before="auto" style:column-width="2.997cm"/>
    </style:style>
    <style:style style:name="co12" style:family="table-column">
      <style:table-column-properties fo:break-before="auto" style:column-width="2.723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ff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cc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0000cc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fo:font-weight="bold" style:font-weight-asian="bold" style:font-weight-complex="bold"/>
    </style:style>
    <style:style style:name="ce12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color="#990000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color="#990000"/>
    </style:style>
    <style:style style:name="ce15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color="#990000"/>
    </style:style>
    <style:style style:name="ce16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color="#990000"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color="#990000"/>
    </style:style>
    <style:style style:name="ce19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color="#0000ff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5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990000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00ff"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0000ff"/>
    </style:style>
    <style:style style:name="ce3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31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font-name="Arial1"/>
    </style:style>
  </office:automatic-styles>
  <office:body>
    <office:spreadsheet>
      <table:table table:name="Foglio1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8" table:number-columns-repeated="1013" table:default-cell-style-name="ce5"/>
        <table:table-row table:style-name="ro1">
          <table:table-cell table:style-name="ce1" office:value-type="string">
            <text:p>diametro <text:span text:style-name="T1">μm</text:span></text:p>
          </table:table-cell>
          <table:table-cell table:style-name="ce1" office:value-type="string">
            <text:p>trattenuto (g)</text:p>
          </table:table-cell>
          <table:table-cell table:style-name="ce1" office:value-type="string">
            <text:p>tara</text:p>
          </table:table-cell>
          <table:table-cell table:style-name="ce1" office:value-type="string">
            <text:p>trattenuto netto (g)</text:p>
          </table:table-cell>
          <table:table-cell table:style-name="ce1" office:value-type="string">
            <text:p>Trattenuto (%)</text:p>
          </table:table-cell>
          <table:table-cell table:style-name="ce1" office:value-type="string">
            <text:p>passante (g)</text:p>
          </table:table-cell>
          <table:table-cell table:style-name="ce1" office:value-type="string">
            <text:p>Passante (%)</text:p>
          </table:table-cell>
          <table:table-cell table:style-name="ce17"/>
          <table:table-cell table:style-name="Default"/>
          <table:table-cell table:style-name="ce24" office:value-type="string">
            <text:p>% Passante</text:p>
          </table:table-cell>
          <table:table-cell table:style-name="ce24" table:formula="of:=[.A1]" office:value-type="string" office:string-value="diametro μm">
            <text:p>diametro μm</text:p>
          </table:table-cell>
          <table:table-cell table:style-name="ce26"/>
          <table:table-cell table:number-columns-repeated="1011"/>
        </table:table-row>
        <table:table-row table:style-name="ro2">
          <table:table-cell table:style-name="ce1" office:value-type="float" office:value="710">
            <text:p>710</text:p>
          </table:table-cell>
          <table:table-cell table:number-columns-repeated="2" table:style-name="ce1" office:value-type="float" office:value="2.785">
            <text:p>2,785</text:p>
          </table:table-cell>
          <table:table-cell table:style-name="ce1" table:formula="of:=[.B2]-[.C2]" office:value-type="float" office:value="0">
            <text:p>0</text:p>
          </table:table-cell>
          <table:table-cell table:style-name="ce12" table:formula="of:=([.D2]/[.$D$14])*100" office:value-type="float" office:value="0">
            <text:p>0,000</text:p>
          </table:table-cell>
          <table:table-cell table:style-name="ce2" table:formula="of:=[.D14]-[.D2]" office:value-type="float" office:value="289.015">
            <text:p>289,015</text:p>
          </table:table-cell>
          <table:table-cell table:style-name="ce15" table:formula="of:=([.F2]/[.$D$14])*100" office:value-type="float" office:value="100">
            <text:p>100,00</text:p>
          </table:table-cell>
          <table:table-cell table:style-name="ce17"/>
          <table:table-cell table:style-name="Default"/>
          <table:table-cell table:style-name="ce25" table:formula="of:=[.G2]" office:value-type="float" office:value="100">
            <text:p>100,0</text:p>
          </table:table-cell>
          <table:table-cell table:style-name="ce24" table:formula="of:=[.A2]" office:value-type="float" office:value="710">
            <text:p>710</text:p>
          </table:table-cell>
          <table:table-cell table:style-name="ce26"/>
          <table:table-cell table:number-columns-repeated="1011"/>
        </table:table-row>
        <table:table-row table:style-name="ro2">
          <table:table-cell table:style-name="ce2" office:value-type="float" office:value="600">
            <text:p>600</text:p>
          </table:table-cell>
          <table:table-cell table:style-name="ce2" office:value-type="float" office:value="4.4">
            <text:p>4,4</text:p>
          </table:table-cell>
          <table:table-cell table:style-name="ce2" office:value-type="float" office:value="2.725">
            <text:p>2,725</text:p>
          </table:table-cell>
          <table:table-cell table:style-name="ce7" table:formula="of:=[.B3]-[.C3]" office:value-type="float" office:value="1.675">
            <text:p>1,675</text:p>
          </table:table-cell>
          <table:table-cell table:style-name="ce12" table:formula="of:=([.D3]/[.$D$14])*100" office:value-type="float" office:value="0.579554694393025">
            <text:p>0,580</text:p>
          </table:table-cell>
          <table:table-cell table:style-name="ce2" table:formula="of:=[.D14]-[.D3]" office:value-type="float" office:value="287.34">
            <text:p>287,34</text:p>
          </table:table-cell>
          <table:table-cell table:style-name="ce15" table:formula="of:=([.F3]/[.$D$14])*100" office:value-type="float" office:value="99.420445305607">
            <text:p>99,42</text:p>
          </table:table-cell>
          <table:table-cell table:style-name="ce18"/>
          <table:table-cell table:style-name="Default"/>
          <table:table-cell table:style-name="ce25" table:formula="of:=[.G3]" office:value-type="float" office:value="99.420445305607">
            <text:p>99,4</text:p>
          </table:table-cell>
          <table:table-cell table:style-name="ce24" table:formula="of:=[.A3]" office:value-type="float" office:value="600">
            <text:p>600</text:p>
          </table:table-cell>
          <table:table-cell table:style-name="ce27"/>
          <table:table-cell table:style-name="ce10" table:number-columns-repeated="1011"/>
        </table:table-row>
        <table:table-row table:style-name="ro2">
          <table:table-cell table:style-name="ce2" office:value-type="float" office:value="500">
            <text:p>500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2.905">
            <text:p>2,905</text:p>
          </table:table-cell>
          <table:table-cell table:style-name="ce7" table:formula="of:=[.B4]-[.C4]" office:value-type="float" office:value="27.095">
            <text:p>27,095</text:p>
          </table:table-cell>
          <table:table-cell table:style-name="ce12" table:formula="of:=([.D4]/[.$D$14])*100" office:value-type="float" office:value="9.37494593706209">
            <text:p>9,375</text:p>
          </table:table-cell>
          <table:table-cell table:style-name="ce2" table:formula="of:=[.F3]-[.D4]" office:value-type="float" office:value="260.245">
            <text:p>260,245</text:p>
          </table:table-cell>
          <table:table-cell table:style-name="ce15" table:formula="of:=([.F4]/[.$D$14])*100" office:value-type="float" office:value="90.0454993685449">
            <text:p>90,05</text:p>
          </table:table-cell>
          <table:table-cell table:style-name="ce18"/>
          <table:table-cell table:style-name="Default"/>
          <table:table-cell table:style-name="ce25" table:formula="of:=[.G4]" office:value-type="float" office:value="90.0454993685449">
            <text:p>90,0</text:p>
          </table:table-cell>
          <table:table-cell table:style-name="ce24" table:formula="of:=[.A4]" office:value-type="float" office:value="500">
            <text:p>500</text:p>
          </table:table-cell>
          <table:table-cell table:style-name="ce27"/>
          <table:table-cell table:style-name="ce10" table:number-columns-repeated="1011"/>
        </table:table-row>
        <table:table-row table:style-name="ro2">
          <table:table-cell table:style-name="ce2" office:value-type="float" office:value="400">
            <text:p>400</text:p>
          </table:table-cell>
          <table:table-cell table:style-name="ce2" office:value-type="float" office:value="34.2">
            <text:p>34,2</text:p>
          </table:table-cell>
          <table:table-cell table:style-name="ce2" office:value-type="float" office:value="2.855">
            <text:p>2,855</text:p>
          </table:table-cell>
          <table:table-cell table:style-name="ce7" table:formula="of:=[.B5]-[.C5]" office:value-type="float" office:value="31.345">
            <text:p>31,345</text:p>
          </table:table-cell>
          <table:table-cell table:style-name="ce12" table:formula="of:=([.D5]/[.$D$14])*100" office:value-type="float" office:value="10.8454578482086">
            <text:p>10,845</text:p>
          </table:table-cell>
          <table:table-cell table:style-name="ce2" table:formula="of:=[.F4]-[.D5]" office:value-type="float" office:value="228.9">
            <text:p>228,9</text:p>
          </table:table-cell>
          <table:table-cell table:style-name="ce15" table:formula="of:=([.F5]/[.$D$14])*100" office:value-type="float" office:value="79.2000415203363">
            <text:p>79,20</text:p>
          </table:table-cell>
          <table:table-cell table:style-name="ce18"/>
          <table:table-cell table:style-name="Default"/>
          <table:table-cell table:style-name="ce25" table:formula="of:=[.G5]" office:value-type="float" office:value="79.2000415203363">
            <text:p>79,2</text:p>
          </table:table-cell>
          <table:table-cell table:style-name="ce24" table:formula="of:=[.A5]" office:value-type="float" office:value="400">
            <text:p>400</text:p>
          </table:table-cell>
          <table:table-cell table:style-name="ce27"/>
          <table:table-cell table:style-name="ce10" table:number-columns-repeated="1011"/>
        </table:table-row>
        <table:table-row table:style-name="ro2">
          <table:table-cell table:style-name="ce2" office:value-type="float" office:value="300">
            <text:p>300</text:p>
          </table:table-cell>
          <table:table-cell table:style-name="ce2" office:value-type="float" office:value="34.4">
            <text:p>34,4</text:p>
          </table:table-cell>
          <table:table-cell table:style-name="ce2" office:value-type="float" office:value="2.69">
            <text:p>2,69</text:p>
          </table:table-cell>
          <table:table-cell table:style-name="ce7" table:formula="of:=[.B6]-[.C6]" office:value-type="float" office:value="31.71">
            <text:p>31,71</text:p>
          </table:table-cell>
          <table:table-cell table:style-name="ce12" table:formula="of:=([.D6]/[.$D$14])*100" office:value-type="float" office:value="10.9717488711659">
            <text:p>10,972</text:p>
          </table:table-cell>
          <table:table-cell table:style-name="ce2" table:formula="of:=[.F5]-[.D6]" office:value-type="float" office:value="197.19">
            <text:p>197,19</text:p>
          </table:table-cell>
          <table:table-cell table:style-name="ce15" table:formula="of:=([.F6]/[.$D$14])*100" office:value-type="float" office:value="68.2282926491705">
            <text:p>68,23</text:p>
          </table:table-cell>
          <table:table-cell table:style-name="ce18"/>
          <table:table-cell table:style-name="Default"/>
          <table:table-cell table:style-name="ce25" table:formula="of:=[.G6]" office:value-type="float" office:value="68.2282926491705">
            <text:p>68,2</text:p>
          </table:table-cell>
          <table:table-cell table:style-name="ce24" table:formula="of:=[.A6]" office:value-type="float" office:value="300">
            <text:p>300</text:p>
          </table:table-cell>
          <table:table-cell table:style-name="ce27"/>
          <table:table-cell table:style-name="ce10" table:number-columns-repeated="1011"/>
        </table:table-row>
        <table:table-row table:style-name="ro2">
          <table:table-cell table:style-name="ce3" office:value-type="float" office:value="250">
            <text:p>250</text:p>
          </table:table-cell>
          <table:table-cell table:style-name="ce3" office:value-type="float" office:value="18.3">
            <text:p>18,3</text:p>
          </table:table-cell>
          <table:table-cell table:style-name="ce2" office:value-type="float" office:value="2.72">
            <text:p>2,72</text:p>
          </table:table-cell>
          <table:table-cell table:style-name="ce7" table:formula="of:=[.B7]-[.C7]" office:value-type="float" office:value="15.58">
            <text:p>15,58</text:p>
          </table:table-cell>
          <table:table-cell table:style-name="ce12" table:formula="of:=([.D7]/[.$D$14])*100" office:value-type="float" office:value="5.39072366486169">
            <text:p>5,391</text:p>
          </table:table-cell>
          <table:table-cell table:style-name="ce2" table:formula="of:=[.F6]-[.D7]" office:value-type="float" office:value="181.61">
            <text:p>181,61</text:p>
          </table:table-cell>
          <table:table-cell table:style-name="ce15" table:formula="of:=([.F7]/[.$D$14])*100" office:value-type="float" office:value="62.8375689843088">
            <text:p>62,84</text:p>
          </table:table-cell>
          <table:table-cell table:style-name="ce18"/>
          <table:table-cell table:style-name="Default"/>
          <table:table-cell table:style-name="ce25" table:formula="of:=[.G7]" office:value-type="float" office:value="62.8375689843088">
            <text:p>62,8</text:p>
          </table:table-cell>
          <table:table-cell table:style-name="ce24" table:formula="of:=[.A7]" office:value-type="float" office:value="250">
            <text:p>250</text:p>
          </table:table-cell>
          <table:table-cell table:style-name="ce27"/>
          <table:table-cell table:style-name="ce10" table:number-columns-repeated="1011"/>
        </table:table-row>
        <table:table-row table:style-name="ro2">
          <table:table-cell table:style-name="ce2" office:value-type="float" office:value="212">
            <text:p>212</text:p>
          </table:table-cell>
          <table:table-cell table:style-name="ce2" office:value-type="float" office:value="7.4">
            <text:p>7,4</text:p>
          </table:table-cell>
          <table:table-cell table:style-name="ce2" office:value-type="float" office:value="2.64">
            <text:p>2,64</text:p>
          </table:table-cell>
          <table:table-cell table:style-name="ce7" table:formula="of:=[.B8]-[.C8]" office:value-type="float" office:value="4.76">
            <text:p>4,76</text:p>
          </table:table-cell>
          <table:table-cell table:style-name="ce12" table:formula="of:=([.D8]/[.$D$14])*100" office:value-type="float" office:value="1.64697334048406">
            <text:p>1,647</text:p>
          </table:table-cell>
          <table:table-cell table:style-name="ce2" table:formula="of:=[.F7]-[.D8]" office:value-type="float" office:value="176.85">
            <text:p>176,85</text:p>
          </table:table-cell>
          <table:table-cell table:style-name="ce15" table:formula="of:=([.F8]/[.$D$14])*100" office:value-type="float" office:value="61.1905956438247">
            <text:p>61,19</text:p>
          </table:table-cell>
          <table:table-cell table:style-name="ce18"/>
          <table:table-cell table:style-name="Default"/>
          <table:table-cell table:style-name="ce25" table:formula="of:=[.G8]" office:value-type="float" office:value="61.1905956438247">
            <text:p>61,2</text:p>
          </table:table-cell>
          <table:table-cell table:style-name="ce24" table:formula="of:=[.A8]" office:value-type="float" office:value="212">
            <text:p>212</text:p>
          </table:table-cell>
          <table:table-cell table:style-name="ce27"/>
          <table:table-cell table:style-name="ce10" table:number-columns-repeated="1011"/>
        </table:table-row>
        <table:table-row table:style-name="ro2">
          <table:table-cell table:style-name="ce4" office:value-type="float" office:value="125">
            <text:p>125</text:p>
          </table:table-cell>
          <table:table-cell table:style-name="ce4" office:value-type="float" office:value="26.4">
            <text:p>26,4</text:p>
          </table:table-cell>
          <table:table-cell table:style-name="ce6" office:value-type="float" office:value="2.72">
            <text:p>2,72</text:p>
          </table:table-cell>
          <table:table-cell table:style-name="ce8" table:formula="of:=[.B9]-[.C9]" office:value-type="float" office:value="23.68">
            <text:p>23,68</text:p>
          </table:table-cell>
          <table:table-cell table:style-name="ce13" table:formula="of:=([.D9]/[.$D$14])*100" office:value-type="float" office:value="8.19334636610556">
            <text:p>8,193</text:p>
          </table:table-cell>
          <table:table-cell table:style-name="ce6" table:formula="of:=[.F8]-[.D9]" office:value-type="float" office:value="153.17">
            <text:p>153,17</text:p>
          </table:table-cell>
          <table:table-cell table:style-name="ce16" table:formula="of:=([.F9]/[.$D$14])*100" office:value-type="float" office:value="52.9972492777191">
            <text:p>53,00</text:p>
          </table:table-cell>
          <table:table-cell table:style-name="ce19"/>
          <table:table-cell table:style-name="Default"/>
          <table:table-cell table:style-name="ce25" table:formula="of:=[.G9]" office:value-type="float" office:value="52.9972492777191">
            <text:p>53,0</text:p>
          </table:table-cell>
          <table:table-cell table:style-name="ce24" table:formula="of:=[.A9]" office:value-type="float" office:value="125">
            <text:p>125</text:p>
          </table:table-cell>
          <table:table-cell table:style-name="ce28"/>
          <table:table-cell table:style-name="ce11" table:number-columns-repeated="1011"/>
        </table:table-row>
        <table:table-row table:style-name="ro2">
          <table:table-cell table:style-name="ce2" office:value-type="float" office:value="100">
            <text:p>100</text:p>
          </table:table-cell>
          <table:table-cell table:style-name="ce2" office:value-type="float" office:value="10.1">
            <text:p>10,1</text:p>
          </table:table-cell>
          <table:table-cell table:style-name="ce2" office:value-type="float" office:value="2.7">
            <text:p>2,7</text:p>
          </table:table-cell>
          <table:table-cell table:style-name="ce7" table:formula="of:=[.B10]-[.C10]" office:value-type="float" office:value="7.4">
            <text:p>7,4</text:p>
          </table:table-cell>
          <table:table-cell table:style-name="ce12" table:formula="of:=([.D10]/[.$D$14])*100" office:value-type="float" office:value="2.56042073940799">
            <text:p>2,560</text:p>
          </table:table-cell>
          <table:table-cell table:style-name="ce2" table:formula="of:=[.F9]-[.D10]" office:value-type="float" office:value="145.77">
            <text:p>145,77</text:p>
          </table:table-cell>
          <table:table-cell table:style-name="ce15" table:formula="of:=([.F10]/[.$D$14])*100" office:value-type="float" office:value="50.4368285383112">
            <text:p>50,44</text:p>
          </table:table-cell>
          <table:table-cell table:style-name="ce18"/>
          <table:table-cell table:style-name="Default"/>
          <table:table-cell table:style-name="ce25" table:formula="of:=[.G10]" office:value-type="float" office:value="50.4368285383112">
            <text:p>50,4</text:p>
          </table:table-cell>
          <table:table-cell table:style-name="ce24" table:formula="of:=[.A10]" office:value-type="float" office:value="100">
            <text:p>100</text:p>
          </table:table-cell>
          <table:table-cell table:style-name="ce27"/>
          <table:table-cell table:style-name="ce10" table:number-columns-repeated="1011"/>
        </table:table-row>
        <table:table-row table:style-name="ro2">
          <table:table-cell table:style-name="ce3" office:value-type="float" office:value="80">
            <text:p>80</text:p>
          </table:table-cell>
          <table:table-cell table:style-name="ce3" office:value-type="float" office:value="8.9">
            <text:p>8,9</text:p>
          </table:table-cell>
          <table:table-cell table:style-name="ce2" office:value-type="float" office:value="2.75">
            <text:p>2,75</text:p>
          </table:table-cell>
          <table:table-cell table:style-name="ce7" table:formula="of:=[.B11]-[.C11]" office:value-type="float" office:value="6.15">
            <text:p>6,15</text:p>
          </table:table-cell>
          <table:table-cell table:style-name="ce12" table:formula="of:=([.D11]/[.$D$14])*100" office:value-type="float" office:value="2.12791723612961">
            <text:p>2,128</text:p>
          </table:table-cell>
          <table:table-cell table:style-name="ce2" table:formula="of:=[.F10]-[.D11]" office:value-type="float" office:value="139.62">
            <text:p>139,62</text:p>
          </table:table-cell>
          <table:table-cell table:style-name="ce15" table:formula="of:=([.F11]/[.$D$14])*100" office:value-type="float" office:value="48.3089113021815">
            <text:p>48,31</text:p>
          </table:table-cell>
          <table:table-cell table:style-name="ce20"/>
          <table:table-cell table:style-name="Default"/>
          <table:table-cell table:style-name="ce25" table:formula="of:=[.G11]" office:value-type="float" office:value="48.3089113021815">
            <text:p>48,3</text:p>
          </table:table-cell>
          <table:table-cell table:style-name="ce24" table:formula="of:=[.A11]" office:value-type="float" office:value="80">
            <text:p>80</text:p>
          </table:table-cell>
          <table:table-cell table:style-name="ce29"/>
          <table:table-cell table:style-name="ce32" table:number-columns-repeated="1011"/>
        </table:table-row>
        <table:table-row table:style-name="ro2">
          <table:table-cell table:style-name="ce2" office:value-type="float" office:value="63">
            <text:p>63</text:p>
          </table:table-cell>
          <table:table-cell table:style-name="ce2" office:value-type="float" office:value="9.7">
            <text:p>9,7</text:p>
          </table:table-cell>
          <table:table-cell table:style-name="ce2" office:value-type="float" office:value="2.73">
            <text:p>2,73</text:p>
          </table:table-cell>
          <table:table-cell table:style-name="ce7" table:formula="of:=[.B12]-[.C12]" office:value-type="float" office:value="6.97">
            <text:p>6,97</text:p>
          </table:table-cell>
          <table:table-cell table:style-name="ce12" table:formula="of:=([.D12]/[.$D$14])*100" office:value-type="float" office:value="2.41163953428023">
            <text:p>2,412</text:p>
          </table:table-cell>
          <table:table-cell table:style-name="ce2" table:formula="of:=[.F11]-[.D12]" office:value-type="float" office:value="132.65">
            <text:p>132,65</text:p>
          </table:table-cell>
          <table:table-cell table:style-name="ce15" table:formula="of:=([.F12]/[.$D$14])*100" office:value-type="float" office:value="45.8972717679013">
            <text:p>45,90</text:p>
          </table:table-cell>
          <table:table-cell table:style-name="ce18"/>
          <table:table-cell table:style-name="Default"/>
          <table:table-cell table:style-name="ce25" table:formula="of:=[.G12]" office:value-type="float" office:value="45.8972717679013">
            <text:p>45,9</text:p>
          </table:table-cell>
          <table:table-cell table:style-name="ce24" table:formula="of:=[.A12]" office:value-type="float" office:value="63">
            <text:p>63</text:p>
          </table:table-cell>
          <table:table-cell table:style-name="ce27"/>
          <table:table-cell table:style-name="ce10" table:number-columns-repeated="1011"/>
        </table:table-row>
        <table:table-row table:style-name="ro2">
          <table:table-cell table:style-name="ce2" office:value-type="string">
            <text:p>F</text:p>
          </table:table-cell>
          <table:table-cell table:style-name="ce2" office:value-type="float" office:value="135.4">
            <text:p>135,4</text:p>
          </table:table-cell>
          <table:table-cell table:style-name="ce2" office:value-type="float" office:value="2.75">
            <text:p>2,75</text:p>
          </table:table-cell>
          <table:table-cell table:style-name="ce7" table:formula="of:=[.B13]-[.C13]" office:value-type="float" office:value="132.65">
            <text:p>132,65</text:p>
          </table:table-cell>
          <table:table-cell table:style-name="ce12" table:formula="of:=([.D13]/[.$D$14])*100" office:value-type="float" office:value="45.8972717679013">
            <text:p>45,897</text:p>
          </table:table-cell>
          <table:table-cell table:style-name="ce2" table:formula="of:=[.F12]-[.D13]" office:value-type="float" office:value="0">
            <text:p>0</text:p>
          </table:table-cell>
          <table:table-cell table:style-name="ce15" table:formula="of:=([.F13]/[.$D$14])*100" office:value-type="float" office:value="0">
            <text:p>0,00</text:p>
          </table:table-cell>
          <table:table-cell table:style-name="ce20"/>
          <table:table-cell table:style-name="Default"/>
          <table:table-cell table:style-name="ce25" table:formula="of:=[.G13]" office:value-type="float" office:value="0">
            <text:p>0,0</text:p>
          </table:table-cell>
          <table:table-cell table:style-name="ce24" table:formula="of:=[.A13]" office:value-type="string" office:string-value="F">
            <text:p>F</text:p>
          </table:table-cell>
          <table:table-cell table:style-name="ce29"/>
          <table:table-cell table:style-name="ce32" table:number-columns-repeated="1011"/>
        </table:table-row>
        <table:table-row table:style-name="ro2">
          <table:table-cell table:number-columns-repeated="3"/>
          <table:table-cell table:style-name="ce9" table:formula="of:=SUM([.D3:.D13])" office:value-type="float" office:value="289.015">
            <text:p>289,015</text:p>
          </table:table-cell>
          <table:table-cell table:formula="of:=SUM([.E3:.E13])" office:value-type="float" office:value="100">
            <text:p>100</text:p>
          </table:table-cell>
          <table:table-cell table:style-name="ce2"/>
          <table:table-cell table:style-name="ce15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table:number-columns-repeated="7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string">
            <text:p>campione (g)</text:p>
          </table:table-cell>
          <table:table-cell table:number-columns-repeated="3"/>
          <table:table-cell office:value-type="string">
            <text:p>Curva Granulometrica</text:p>
          </table:table-cell>
          <table:table-cell table:number-columns-repeated="2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float" office:value="300">
            <text:p>300</text:p>
          </table:table-cell>
          <table:table-cell table:number-columns-repeated="6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table:number-columns-repeated="7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string">
            <text:p>Granulometric curve</text:p>
          </table:table-cell>
          <table:table-cell table:number-columns-repeated="6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table:number-columns-repeated="5"/>
          <table:table-cell>
            <draw:frame table:end-cell-address="Foglio1.K37" table:end-x="2.226cm" table:end-y="0.201cm" draw:z-index="0" draw:style-name="gr1" draw:text-style-name="P1" svg:width="14.046cm" svg:height="7.857cm" svg:x="0.88cm" svg:y="0.021cm">
              <draw:object draw:notify-on-update-of-ranges="Foglio1.E16:Foglio1.E16 Foglio1.B22:Foglio1.B31 Foglio1.E16:Foglio1.E16 Foglio1.C22:Foglio1.C3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float" office:value="0">
            <text:p>0</text:p>
          </table:table-cell>
          <table:table-cell table:formula="of:=[.A21]/1000" office:value-type="float" office:value="0">
            <text:p>0</text:p>
          </table:table-cell>
          <table:table-cell table:formula="of:=[.G13]" office:value-type="float" office:value="0">
            <text:p>0</text:p>
          </table:table-cell>
          <table:table-cell table:number-columns-repeated="4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float" office:value="63">
            <text:p>63</text:p>
          </table:table-cell>
          <table:table-cell table:formula="of:=[.A22]/1000" office:value-type="float" office:value="0.063">
            <text:p>0,063</text:p>
          </table:table-cell>
          <table:table-cell table:formula="of:=[.G12]" office:value-type="float" office:value="45.8972717679013">
            <text:p>45,8972717679</text:p>
          </table:table-cell>
          <table:table-cell table:style-name="ce10" office:value-type="string">
            <text:p>errore</text:p>
          </table:table-cell>
          <table:table-cell table:style-name="ce14" table:formula="of:=(300-[.D14])/[.A17]" office:value-type="percentage" office:value="0.0366166666666665">
            <text:p>3,66%</text:p>
          </table:table-cell>
          <table:table-cell table:number-columns-repeated="2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float" office:value="80">
            <text:p>80</text:p>
          </table:table-cell>
          <table:table-cell table:formula="of:=[.A23]/1000" office:value-type="float" office:value="0.08">
            <text:p>0,08</text:p>
          </table:table-cell>
          <table:table-cell table:formula="of:=[.G11]" office:value-type="float" office:value="48.3089113021815">
            <text:p>48,3089113022</text:p>
          </table:table-cell>
          <table:table-cell table:style-name="ce10" table:number-columns-repeated="2"/>
          <table:table-cell table:number-columns-repeated="2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float" office:value="100">
            <text:p>100</text:p>
          </table:table-cell>
          <table:table-cell table:formula="of:=[.A24]/1000" office:value-type="float" office:value="0.1">
            <text:p>0,1</text:p>
          </table:table-cell>
          <table:table-cell table:formula="of:=[.G10]" office:value-type="float" office:value="50.4368285383112">
            <text:p>50,4368285383</text:p>
          </table:table-cell>
          <table:table-cell table:style-name="ce11" table:number-columns-repeated="2"/>
          <table:table-cell table:number-columns-repeated="2"/>
          <table:table-cell table:style-name="ce21"/>
          <table:table-cell table:number-columns-repeated="3"/>
          <table:table-cell table:style-name="ce30"/>
          <table:table-cell/>
          <table:table-cell office:value-type="string">
            <text:p>-+</text:p>
          </table:table-cell>
          <table:table-cell table:number-columns-repeated="1009"/>
        </table:table-row>
        <table:table-row table:style-name="ro2">
          <table:table-cell office:value-type="float" office:value="125">
            <text:p>125</text:p>
          </table:table-cell>
          <table:table-cell table:formula="of:=[.A25]/1000" office:value-type="float" office:value="0.125">
            <text:p>0,125</text:p>
          </table:table-cell>
          <table:table-cell table:formula="of:=[.G9]" office:value-type="float" office:value="52.9972492777191">
            <text:p>52,9972492777</text:p>
          </table:table-cell>
          <table:table-cell table:number-columns-repeated="4"/>
          <table:table-cell table:style-name="ce21"/>
          <table:table-cell table:number-columns-repeated="3"/>
          <table:table-cell table:style-name="ce30"/>
          <table:table-cell/>
          <table:table-cell office:value-type="string">
            <text:p>-N58+</text:p>
          </table:table-cell>
          <table:table-cell table:number-columns-repeated="1009"/>
        </table:table-row>
        <table:table-row table:style-name="ro2">
          <table:table-cell office:value-type="float" office:value="212">
            <text:p>212</text:p>
          </table:table-cell>
          <table:table-cell table:formula="of:=[.A26]/1000" office:value-type="float" office:value="0.212">
            <text:p>0,212</text:p>
          </table:table-cell>
          <table:table-cell table:formula="of:=[.G8]" office:value-type="float" office:value="61.1905956438247">
            <text:p>61,1905956438</text:p>
          </table:table-cell>
          <table:table-cell table:number-columns-repeated="4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float" office:value="250">
            <text:p>250</text:p>
          </table:table-cell>
          <table:table-cell table:formula="of:=[.A27]/1000" office:value-type="float" office:value="0.25">
            <text:p>0,25</text:p>
          </table:table-cell>
          <table:table-cell table:formula="of:=[.G7]" office:value-type="float" office:value="62.8375689843088">
            <text:p>62,8375689843</text:p>
          </table:table-cell>
          <table:table-cell table:number-columns-repeated="2"/>
          <table:table-cell office:value-type="string">
            <text:p><text:s/></text:p>
          </table:table-cell>
          <table:table-cell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float" office:value="300">
            <text:p>300</text:p>
          </table:table-cell>
          <table:table-cell table:formula="of:=[.A28]/1000" office:value-type="float" office:value="0.3">
            <text:p>0,3</text:p>
          </table:table-cell>
          <table:table-cell table:formula="of:=[.G6]" office:value-type="float" office:value="68.2282926491705">
            <text:p>68,2282926492</text:p>
          </table:table-cell>
          <table:table-cell table:number-columns-repeated="4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float" office:value="500">
            <text:p>500</text:p>
          </table:table-cell>
          <table:table-cell table:formula="of:=[.A29]/1000" office:value-type="float" office:value="0.5">
            <text:p>0,5</text:p>
          </table:table-cell>
          <table:table-cell table:formula="of:=[.G4]" office:value-type="float" office:value="90.0454993685449">
            <text:p>90,0454993685</text:p>
          </table:table-cell>
          <table:table-cell table:number-columns-repeated="4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float" office:value="600">
            <text:p>600</text:p>
          </table:table-cell>
          <table:table-cell table:formula="of:=[.A30]/1000" office:value-type="float" office:value="0.6">
            <text:p>0,6</text:p>
          </table:table-cell>
          <table:table-cell table:formula="of:=[.G3]" office:value-type="float" office:value="99.420445305607">
            <text:p>99,4204453056</text:p>
          </table:table-cell>
          <table:table-cell table:number-columns-repeated="4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office:value-type="float" office:value="710">
            <text:p>710</text:p>
          </table:table-cell>
          <table:table-cell table:formula="of:=[.A31]/1000" office:value-type="float" office:value="0.71">
            <text:p>0,71</text:p>
          </table:table-cell>
          <table:table-cell table:formula="of:=[.G2]" office:value-type="float" office:value="100">
            <text:p>100</text:p>
          </table:table-cell>
          <table:table-cell table:number-columns-repeated="4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table:number-columns-repeated="7"/>
          <table:table-cell table:style-name="ce21"/>
          <table:table-cell table:number-columns-repeated="3"/>
          <table:table-cell table:style-name="ce30"/>
          <table:table-cell table:number-columns-repeated="1011"/>
        </table:table-row>
        <table:table-row table:style-name="ro2">
          <table:table-cell table:number-columns-repeated="7"/>
          <table:table-cell table:style-name="ce22"/>
          <table:table-cell table:style-name="ce23" table:number-columns-repeated="3"/>
          <table:table-cell table:style-name="ce31"/>
          <table:table-cell table:number-columns-repeated="1011"/>
        </table:table-row>
        <table:table-row table:style-name="ro2" table:number-rows-repeated="6">
          <table:table-cell table:number-columns-repeated="1023"/>
        </table:table-row>
        <table:table-row table:style-name="ro2">
          <table:table-cell table:number-columns-repeated="4"/>
          <table:table-cell>
            <draw:frame table:end-cell-address="Foglio1.L59" table:end-x="0.498cm" table:end-y="0.394cm" draw:z-index="1" draw:style-name="gr1" draw:text-style-name="P1" svg:width="15.85cm" svg:height="8.886cm" svg:x="2.342cm" svg:y="0.089cm">
              <draw:object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53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cala Logaritmica" table:style-name="ta1" table:print="false">
        <table:table-column table:style-name="co8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8" table:default-cell-style-name="Default"/>
        <table:table-row table:style-name="ro2" table:number-rows-repeated="12">
          <table:table-cell table:number-columns-repeated="6"/>
        </table:table-row>
        <table:table-row table:style-name="ro2">
          <table:table-cell table:number-columns-repeated="5"/>
          <table:table-cell>
            <draw:frame table:end-cell-address="'Scala Logaritmica'.M32" table:end-x="0.277cm" table:end-y="0.362cm" draw:z-index="0" draw:style-name="gr1" draw:text-style-name="P1" svg:width="15.85cm" svg:height="8.886cm" svg:x="0.234cm" svg:y="0.057cm">
              <draw:object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database-ranges>
        <table:database-range table:target-range-address="Foglio1.C19:Foglio1.C2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adornments="Normale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10" number:min-integer-digits="1"/>
    </number:number-style>
    <number:number-style style:name="N114">
      <number:number number:decimal-places="1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9">29/05/2014</text:date>, <text:time>15.46.0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08:54:47.68</meta:creation-date>
    <dc:date>2014-05-29T15:46:06.33</dc:date>
    <meta:editing-duration>P2DT1H58M38S</meta:editing-duration>
    <meta:editing-cycles>76</meta:editing-cycles>
    <meta:generator>OpenOffice/4.1.0$Win32 OpenOffice.org_project/410m18$Build-9764</meta:generator>
    <meta:document-statistic meta:table-count="2" meta:cell-count="16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047cm" svg:height="7.858cm" xlink:href=".." xlink:type="simple" chart:class="chart:scatter" chart:style-name="ch1">
        <chart:title svg:x="4.188cm" svg:y="0.293cm" chart:style-name="ch2">
          <text:p>Distribuzione granulometrica</text:p>
        </chart:title>
        <chart:legend svg:x="8.283cm" svg:y="7.101cm" style:legend-expansion="custom" chartooo:width="4.846cm" chartooo:height="0.549cm" style:legend-expansion-aspect-ratio="8.82695810564663" chart:style-name="ch3"/>
        <chart:plot-area chart:style-name="ch4" table:cell-range-address="Foglio1.E16:Foglio1.E16 Foglio1.B22:Foglio1.C31" chart:data-source-has-labels="both" svg:x="0.611cm" svg:y="1.417cm" svg:width="12.21cm" svg:height="5.473cm">
          <chartooo:coordinate-region svg:x="1.418cm" svg:y="1.629cm" svg:width="11.309cm" svg:height="4.588cm"/>
          <chart:axis chart:dimension="x" chart:name="primary-x" chart:style-name="ch5" chartooo:axis-type="auto">
            <chart:title svg:x="6.103cm" svg:y="7.048cm" chart:style-name="ch6">
              <text:p>D (mm)</text:p>
            </chart:title>
            <chart:categories table:cell-range-address="Foglio1.E16:Foglio1.E16"/>
            <chart:grid chart:style-name="ch7" chart:class="minor"/>
          </chart:axis>
          <chart:axis chart:dimension="y" chart:name="primary-y" chart:style-name="ch8">
            <chart:title svg:x="0.023cm" svg:y="4.217cm" chart:style-name="ch9">
              <text:p>% P</text:p>
            </chart:title>
            <chart:grid chart:style-name="ch7" chart:class="major"/>
          </chart:axis>
          <chart:series chart:style-name="ch10" chart:values-cell-range-address="Foglio1.C22:Foglio1.C31" chart:label-cell-address="Foglio1.E16:Foglio1.E16" chart:class="chart:scatter">
            <chart:domain table:cell-range-address="Foglio1.B22:Foglio1.B31"/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B</text:p>
              </table:table-cell>
              <table:table-cell office:value-type="string">
                <text:p>Curva Granulometrica</text:p>
                <draw:g>
                  <svg:desc>Foglio1.E16:Foglio1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urva Granulometrica</text:p>
                <draw:g>
                  <svg:desc>Foglio1.E16:Foglio1.E16</svg:desc>
                </draw:g>
              </table:table-cell>
              <table:table-cell office:value-type="float" office:value="0.063">
                <text:p>0.063</text:p>
                <draw:g>
                  <svg:desc>Foglio1.B22:Foglio1.B31</svg:desc>
                </draw:g>
              </table:table-cell>
              <table:table-cell office:value-type="float" office:value="45.8972717679013">
                <text:p>45.8972717679013</text:p>
                <draw:g>
                  <svg:desc>Foglio1.C22:Foglio1.C31</svg:desc>
                </draw:g>
              </table:table-cell>
            </table:table-row>
            <table:table-row>
              <table:table-cell office:value-type="string"/>
              <table:table-cell office:value-type="float" office:value="0.08">
                <text:p>0.08</text:p>
              </table:table-cell>
              <table:table-cell office:value-type="float" office:value="48.3089113021815">
                <text:p>48.3089113021815</text:p>
              </table:table-cell>
            </table:table-row>
            <table:table-row>
              <table:table-cell office:value-type="string"/>
              <table:table-cell office:value-type="float" office:value="0.1">
                <text:p>0.1</text:p>
              </table:table-cell>
              <table:table-cell office:value-type="float" office:value="50.4368285383112">
                <text:p>50.4368285383112</text:p>
              </table:table-cell>
            </table:table-row>
            <table:table-row>
              <table:table-cell office:value-type="string"/>
              <table:table-cell office:value-type="float" office:value="0.125">
                <text:p>0.125</text:p>
              </table:table-cell>
              <table:table-cell office:value-type="float" office:value="52.9972492777191">
                <text:p>52.9972492777191</text:p>
              </table:table-cell>
            </table:table-row>
            <table:table-row>
              <table:table-cell office:value-type="string"/>
              <table:table-cell office:value-type="float" office:value="0.212">
                <text:p>0.212</text:p>
              </table:table-cell>
              <table:table-cell office:value-type="float" office:value="61.1905956438247">
                <text:p>61.1905956438247</text:p>
              </table:table-cell>
            </table:table-row>
            <table:table-row>
              <table:table-cell office:value-type="string"/>
              <table:table-cell office:value-type="float" office:value="0.25">
                <text:p>0.25</text:p>
              </table:table-cell>
              <table:table-cell office:value-type="float" office:value="62.8375689843088">
                <text:p>62.8375689843088</text:p>
              </table:table-cell>
            </table:table-row>
            <table:table-row>
              <table:table-cell office:value-type="string"/>
              <table:table-cell office:value-type="float" office:value="0.3">
                <text:p>0.3</text:p>
              </table:table-cell>
              <table:table-cell office:value-type="float" office:value="68.2282926491705">
                <text:p>68.2282926491705</text:p>
              </table:table-cell>
            </table:table-row>
            <table:table-row>
              <table:table-cell office:value-type="string"/>
              <table:table-cell office:value-type="float" office:value="0.5">
                <text:p>0.5</text:p>
              </table:table-cell>
              <table:table-cell office:value-type="float" office:value="90.0454993685449">
                <text:p>90.0454993685449</text:p>
              </table:table-cell>
            </table:table-row>
            <table:table-row>
              <table:table-cell office:value-type="string"/>
              <table:table-cell office:value-type="float" office:value="0.6">
                <text:p>0.6</text:p>
              </table:table-cell>
              <table:table-cell office:value-type="float" office:value="99.420445305607">
                <text:p>99.420445305607</text:p>
              </table:table-cell>
            </table:table-row>
            <table:table-row>
              <table:table-cell office:value-type="string"/>
              <table:table-cell office:value-type="float" office:value="0.71">
                <text:p>0.71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8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51cm" svg:height="8.887cm" xlink:href="." xlink:type="simple" chart:class="chart:scatter" chart:style-name="ch1">
        <chart:title svg:x="5.09cm" svg:y="0.313cm" chart:style-name="ch2">
          <text:p>Distribuzione granulometrica</text:p>
        </chart:title>
        <chart:legend svg:x="9.347cm" svg:y="8.03cm" style:legend-expansion="custom" chartooo:width="5.469cm" chartooo:height="0.621cm" style:legend-expansion-aspect-ratio="8.80676328502415" chart:style-name="ch3"/>
        <chart:plot-area chart:style-name="ch4" chart:data-source-has-labels="both" svg:x="0.506cm" svg:y="1.63cm" svg:width="14.263cm" svg:height="6.076cm">
          <chartooo:coordinate-region svg:x="1.313cm" svg:y="1.842cm" svg:width="13.176cm" svg:height="5.191cm"/>
          <chart:axis chart:dimension="x" chart:name="primary-x" chart:style-name="ch5" chartooo:axis-type="auto">
            <chart:title svg:x="7.077cm" svg:y="7.884cm" chart:style-name="ch6">
              <text:p>D (um)</text:p>
            </chart:title>
            <chart:categories table:cell-range-address="local-table.$A$2:.$A$13"/>
          </chart:axis>
          <chart:axis chart:dimension="y" chart:name="primary-y" chart:style-name="ch7">
            <chart:title svg:x="0.001cm" svg:y="5.016cm" chart:style-name="ch8">
              <text:p>% P</text:p>
            </chart:title>
            <chart:grid chart:style-name="ch9" chart:class="major"/>
          </chart:axis>
          <chart:series chart:style-name="ch10" chart:values-cell-range-address="local-table.$C$2:.$C$13" chart:label-cell-address="local-table.$A$2:.$A$13" chart:class="chart:scatter">
            <chart:domain table:cell-range-address="local-table.$B$2:.$B$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urva Granulometrica</text:p>
                <text:list>
                  <text:list-item>
                    <text:p>Curva Granulometrica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Curva Granulometric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45.8972717679013">
                <text:p>45.8972717679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48.3089113021815">
                <text:p>48.3089113021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50.4368285383112">
                <text:p>50.436828538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52.9972492777191">
                <text:p>52.9972492777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  <table:table-cell office:value-type="float" office:value="61.1905956438247">
                <text:p>61.1905956438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62.8375689843088">
                <text:p>62.8375689843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68.2282926491705">
                <text:p>68.2282926491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90.0454993685449">
                <text:p>90.045499368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float" office:value="99.420445305607">
                <text:p>99.420445305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0">
                <text:p>7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fill="solid" draw:fill-color="#d9d9d9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8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1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851cm" svg:height="8.887cm" xlink:href="." xlink:type="simple" chart:class="chart:scatter" chart:style-name="ch1">
        <chart:title svg:x="5.09cm" svg:y="0.313cm" chart:style-name="ch2">
          <text:p>Distribuzione granulometrica</text:p>
        </chart:title>
        <chart:legend svg:x="9.347cm" svg:y="8.03cm" style:legend-expansion="custom" chartooo:width="5.469cm" chartooo:height="0.621cm" style:legend-expansion-aspect-ratio="8.80676328502415" chart:style-name="ch3"/>
        <chart:plot-area chart:style-name="ch4" chart:data-source-has-labels="both" svg:x="0.506cm" svg:y="1.63cm" svg:width="14.263cm" svg:height="6.076cm">
          <chartooo:coordinate-region svg:x="1.313cm" svg:y="1.842cm" svg:width="13.176cm" svg:height="5.191cm"/>
          <chart:axis chart:dimension="x" chart:name="primary-x" chart:style-name="ch5" chartooo:axis-type="auto">
            <chart:title svg:x="7.077cm" svg:y="7.884cm" chart:style-name="ch6">
              <text:p>D (um)</text:p>
            </chart:title>
            <chart:categories table:cell-range-address="local-table.$A$2:.$A$13"/>
          </chart:axis>
          <chart:axis chart:dimension="y" chart:name="primary-y" chart:style-name="ch7">
            <chart:title svg:x="0.001cm" svg:y="5.016cm" chart:style-name="ch8">
              <text:p>% P</text:p>
            </chart:title>
            <chart:grid chart:style-name="ch9" chart:class="major"/>
          </chart:axis>
          <chart:series chart:style-name="ch10" chart:values-cell-range-address="local-table.$C$2:.$C$13" chart:label-cell-address="local-table.$A$2:.$A$13" chart:class="chart:scatter">
            <chart:domain table:cell-range-address="local-table.$B$2:.$B$13"/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urva Granulometrica</text:p>
                <text:list>
                  <text:list-item>
                    <text:p>Curva Granulometrica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Curva Granulometrica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3">
                <text:p>63</text:p>
              </table:table-cell>
              <table:table-cell office:value-type="float" office:value="45.8972717679013">
                <text:p>45.8972717679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0">
                <text:p>80</text:p>
              </table:table-cell>
              <table:table-cell office:value-type="float" office:value="48.3089113021815">
                <text:p>48.30891130218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00">
                <text:p>100</text:p>
              </table:table-cell>
              <table:table-cell office:value-type="float" office:value="50.4368285383112">
                <text:p>50.43682853831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25">
                <text:p>125</text:p>
              </table:table-cell>
              <table:table-cell office:value-type="float" office:value="52.9972492777191">
                <text:p>52.99724927771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12">
                <text:p>212</text:p>
              </table:table-cell>
              <table:table-cell office:value-type="float" office:value="61.1905956438247">
                <text:p>61.19059564382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50">
                <text:p>250</text:p>
              </table:table-cell>
              <table:table-cell office:value-type="float" office:value="62.8375689843088">
                <text:p>62.837568984308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00">
                <text:p>300</text:p>
              </table:table-cell>
              <table:table-cell office:value-type="float" office:value="68.2282926491705">
                <text:p>68.228292649170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55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0">
                <text:p>500</text:p>
              </table:table-cell>
              <table:table-cell office:value-type="float" office:value="90.0454993685449">
                <text:p>90.045499368544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00">
                <text:p>600</text:p>
              </table:table-cell>
              <table:table-cell office:value-type="float" office:value="99.420445305607">
                <text:p>99.42044530560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10">
                <text:p>7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0$Win32 OpenOffice.org_project/410m18$Build-976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</office:styles>
</office:document-styles>
</file>